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6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7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DejaVu Sans" style:font-name-complex="DejaVu 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4"/>
        <table:table-column table:style-name="co2" table:number-columns-repeated="5" table:default-cell-style-name="Default"/>
        <table:table-column table:style-name="co3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style-name="ce2" office:value-type="string" calcext:value-type="string">
            <text:p>DEFINE</text:p>
          </table:table-cell>
          <table:table-cell office:value-type="string" calcext:value-type="string">
            <text:p>OK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EFINE TLS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EFINE REDEFINE</text:p>
          </table:table-cell>
          <table:table-cell table:number-columns-repeated="6"/>
          <table:table-cell office:value-type="string" calcext:value-type="string">
            <text:p>Testar tipos do mysql</text:p>
          </table:table-cell>
        </table:table-row>
        <table:table-row table:style-name="ro1">
          <table:table-cell office:value-type="string" calcext:value-type="string">
            <text:p>GET_CONNECTION_TYPE</text:p>
          </table:table-cell>
          <table:table-cell office:value-type="string" calcext:value-type="string">
            <text:p>OK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TCP_CONNECT</text:p>
          </table:table-cell>
          <table:table-cell office:value-type="string" calcext:value-type="string">
            <text:p>OK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TCP_CONNECT <text:s/>T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IX_CONNEC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IX_CONNECT <text:s/>TL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CLOSE_CONNECTION TCP</text:p>
          </table:table-cell>
          <table:table-cell office:value-type="string" calcext:value-type="string">
            <text:p>OK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CLOSE_CONNECTION UNI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pan text:style-name="T1">CLOSE_CONNECTION TCP  </text:span><text:span text:style-name="T2">ASYNC</text:span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pan text:style-name="T1">CLOSE_CONNECTION UNIX  </text:span><text:span text:style-name="T2">ASYNC</text:span>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GET_LAST_ERROR</text:p>
          </table:table-cell>
          <table:table-cell office:value-type="string" calcext:value-type="string">
            <text:p>O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_SERVER_ALIVE</text:p>
          </table:table-cell>
          <table:table-cell office:value-type="string" calcext:value-type="string">
            <text:p>O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_SERVER_ALIVE ASYNC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S_ASYNC</text:p>
          </table:table-cell>
          <table:table-cell office:value-type="string" calcext:value-type="string">
            <text:p>OK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EXECU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ECUTE_PREPAR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YNC_EXECU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YNC_EXECUTE_PREPARED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T_CREDENTIA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_CREDENTIALS</text:p>
          </table:table-cell>
          <table:table-cell table:number-columns-repeated="7"/>
        </table:table-row>
        <table:table-row table:style-name="ro1" table:number-rows-repeated="104854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09:32:21.644754440</meta:creation-date>
    <dc:date>2023-11-13T18:00:19.154466993</dc:date>
    <meta:editing-duration>PT8H7M33S</meta:editing-duration>
    <meta:editing-cycles>5</meta:editing-cycles>
    <meta:generator>LibreOffice/7.3.7.2$Linux_X86_64 LibreOffice_project/30$Build-2</meta:generator>
    <meta:document-statistic meta:table-count="1" meta:cell-count="30" meta:object-count="0"/>
  </office:meta>
</office:document-meta>
</file>